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top="0cm" fo:margin-bottom="0.499cm"/>
    </style:style>
    <style:style style:name="P18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>
      <style:text-properties style:font-name="Liberation Sans" fo:font-size="12pt" style:font-size-asian="12pt" style:font-size-complex="12pt"/>
    </style:style>
    <style:style style:name="P193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4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3" style:family="paragraph" style:parent-style-name="Standard" style:list-style-name="L8">
      <style:text-properties fo:language="en" fo:country="US" style:text-underline-style="none"/>
    </style:style>
    <style:style style:name="P234" style:family="paragraph" style:parent-style-name="Standard" style:list-style-name="L10"/>
    <style:style style:name="P235" style:family="paragraph" style:parent-style-name="Standard" style:list-style-name="L38">
      <style:text-properties fo:font-size="12pt" style:font-size-asian="12pt" style:font-size-complex="12pt"/>
    </style:style>
    <style:style style:name="P236" style:family="paragraph" style:parent-style-name="Standard" style:list-style-name="L58">
      <style:text-properties fo:font-size="12pt" style:font-size-asian="12pt" style:font-size-complex="12pt"/>
    </style:style>
    <style:style style:name="P237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8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39" style:family="paragraph" style:parent-style-name="Standard" style:list-style-name="L60">
      <style:text-properties fo:font-size="12pt" style:text-underline-style="solid" style:text-underline-width="auto" style:text-underline-color="font-color" style:font-size-asian="12pt" style:font-size-complex="12pt"/>
    </style:style>
    <style:style style:name="P240" style:family="paragraph" style:parent-style-name="Standard" style:list-style-name="L51"/>
    <style:style style:name="P24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2" style:family="paragraph" style:parent-style-name="Standard" style:list-style-name="L54"/>
    <style:style style:name="P24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5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2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3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0" style:family="paragraph" style:parent-style-name="Table_20_Contents" style:list-style-name="L36">
      <style:paragraph-properties fo:text-align="justify" style:justify-single-word="false"/>
    </style:style>
    <style:style style:name="P261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2" style:family="paragraph" style:parent-style-name="Table_20_Contents" style:list-style-name="L57"/>
    <style:style style:name="P263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style:text-underline-style="none" fo:font-weight="normal" style:font-weight-asian="normal" style:font-weight-complex="normal"/>
    </style:style>
    <style:style style:name="T10" style:family="text">
      <style:text-properties style:font-name="Liberation Sans" fo:language="en" fo:country="US"/>
    </style:style>
    <style:style style:name="T11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" fo:font-weight="bold" style:font-weight-asian="bold" style:font-weight-complex="bold"/>
    </style:style>
    <style:style style:name="T15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fo:background-color="#ffff00"/>
    </style:style>
    <style:style style:name="T2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4" style:family="text">
      <style:text-properties fo:font-style="italic" fo:background-color="#ffff00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background-color="#ffff00"/>
    </style:style>
    <style:style style:name="T27" style:family="text">
      <style:text-properties fo:color="#ff0000"/>
    </style:style>
    <style:style style:name="T28" style:family="text">
      <style:text-properties fo:color="#ff0000" fo:background-color="transparent"/>
    </style:style>
    <style:style style:name="T29" style:family="text">
      <style:text-properties fo:color="#00ff00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32" style:family="text">
      <style:text-properties style:font-name-asian="Liberation Sans2" style:font-name-complex="Liberation Sans2"/>
    </style:style>
    <style:style style:name="T33" style:family="text">
      <style:text-properties fo:background-color="transparent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text-underline-style="none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580737501" text:style-name="L1">
        <text:list-item>
          <text:p text:style-name="P188">установить Ruby для Windows, запускать через виндозный cmd</text:p>
          <text:p text:style-name="P188">&gt;&gt;&gt; показать Start/Run/cmd</text:p>
        </text:list-item>
        <text:list-item>
          <text:p text:style-name="P188">установить cygwin и получить линукс под виндой</text:p>
        </text:list-item>
        <text:list-item>
          <text:p text:style-name="P18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363778281" text:style-name="L2">
        <text:list-item>
          <text:p text:style-name="P189">установка</text:p>
        </text:list-item>
        <text:list-item>
          <text:p text:style-name="P189">удаление</text:p>
        </text:list-item>
        <text:list-item>
          <text:p text:style-name="P189">обновление</text:p>
        </text:list-item>
        <text:list-item>
          <text:p text:style-name="P18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062539631" text:style-name="L3">
        <text:list-item>
          <text:p text:style-name="P190">имеющий подсветку синтаксиса для данного языка</text:p>
        </text:list-item>
        <text:list-item>
          <text:p text:style-name="P190">позволяющий задавать <text:span text:style-name="T1">формат конца строки</text:span>.</text:p>
        </text:list-item>
      </text:list>
      <text:p text:style-name="P8"/>
      <text:list xml:id="list1001865868" text:style-name="L4">
        <text:list-item>
          <text:p text:style-name="P191">emacs (swiss army knife)</text:p>
        </text:list-item>
        <text:list-item>
          <text:p text:style-name="P191">sublime text (есть подсказки по языковым конструкциям!)</text:p>
        </text:list-item>
        <text:list-item>
          <text:p text:style-name="P191">Edit Plus</text:p>
        </text:list-item>
        <text:list-item>
          <text:p text:style-name="P19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054535657" text:style-name="L5">
        <text:list-header>
          <text:p text:style-name="P243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737113137" text:style-name="L6">
        <text:list-header>
          <text:p text:style-name="P244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224762070" text:style-name="L7">
        <text:list-item>
          <text:p text:style-name="P212">консольные утилиты </text:p>
        </text:list-item>
      </text:list>
      <text:list xml:id="list2038920646" text:style-name="L8">
        <text:list-item>
          <text:p text:style-name="P233"><text:span text:style-name="T15">gui (tk) –</text:span><text:span text:style-name="T15"> Oh, no!</text:span></text:p>
        </text:list-item>
        <text:list-item>
          <text:p text:style-name="P213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15">irb – интерактивный руби </text:span><text:span text:style-name="T15">(REPL - read, evaluate, print, loop)</text:span></text:p>
      <text:p text:style-name="P27"/>
      <text:p text:style-name="P42"><text:span text:style-name="T15">&gt;&gt;&gt; Демонстрация, </text:span><text:span text:style-name="T15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15">Полезные </text:span><text:span text:style-name="T15">утилиты – ri</text:span></text:p>
      <text:p text:style-name="P35"/>
      <text:p text:style-name="P42"><text:span text:style-name="T15">ri – (ruby informat</text:span><text:span text:style-name="T15">i</text:span><text:span text:style-name="T15">on) – </text:span><text:span text:style-name="T15">справочная </text:span><text:span text:style-name="T15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15">&gt;&gt;&gt; Объяснить, что они видят в следующем задании. </text:span><text:span text:style-name="T15">один и тот же метод определен в разных классах.</text:span></text:p>
      <text:p text:style-name="P10">&gt;&gt;&gt; <text:span text:style-name="T19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9">Имена </text:span><text:span text:style-name="T19">переменных и констант состоят из:</text:span></text:p>
      <text:list xml:id="list912724899" text:style-name="L9">
        <text:list-item>
          <text:p text:style-name="P214">буквы</text:p>
        </text:list-item>
        <text:list-item>
          <text:p text:style-name="P214">цифры (не может быть первой)</text:p>
        </text:list-item>
        <text:list-item>
          <text:p text:style-name="P214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9"><text:tab/></text:span><text:span text:style-name="T21">S</text:span><text:span text:style-name="T19">tring, Array</text:span><text:span text:style-name="T20">, Hash</text:span></text:p>
      <text:p text:style-name="P24"><text:tab/>Enumerable, Comparable</text:p>
      <text:p text:style-name="P2"><text:span text:style-name="T19"><text:tab/></text:span><text:span text:style-name="T21">M</text:span><text:span text:style-name="T19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2067066717" text:style-name="L10">
        <text:list-item>
          <text:p text:style-name="P215">что такое irb и ri?</text:p>
        </text:list-item>
        <text:list-item>
          <text:p text:style-name="P215">в hello.upcase, как называется часть upcase (ответ: метод)</text:p>
        </text:list-item>
        <text:list-item>
          <text:p text:style-name="P215">какая разница между # и . перед названием метода при обращении в ri: например String#upcase и String.new</text:p>
        </text:list-item>
        <text:list-item>
          <text:p text:style-name="P215">Чем отличаются переменные от констант</text:p>
        </text:list-item>
        <text:list-item>
          <text:p text:style-name="P215">Как именуются переменные, каким регулярным выражением вы бы это описали. Ответ: [_a-z][A-Za-z_0-9]</text:p>
        </text:list-item>
        <text:list-item>
          <text:p text:style-name="P234"><text:span text:style-name="T17">Как именуются константы, опишите это регулярным выражением. </text:span><text:span text:style-name="T17">Ответ:</text:span><text:span text:style-name="T17"> [A-Z][A-Za-z_0-9]</text:span></text:p>
        </text:list-item>
        <text:list-item>
          <text:p text:style-name="P234"><text:span text:style-name="T17">Назовите константы, испол</text:span><text:span text:style-name="T17">ь</text:span><text:span text:style-name="T17">зу</text:span><text:span text:style-name="T17">я</text:span><text:span text:style-name="T17"> кот</text:span><text:span text:style-name="T17">о</text:span><text:span text:style-name="T17">рые можно вывести данные в пото</text:span><text:span text:style-name="T17">к</text:span><text:span text:style-name="T17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955107599" text:style-name="L11">
        <text:list-item>
          <text:p text:style-name="P216">допустимые значения и свойства</text:p>
        </text:list-item>
        <text:list-item>
          <text:p text:style-name="P216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2027298597" text:style-name="L12">
        <text:list-item>
          <text:p text:style-name="P217">численные: Integer, Float, Fixnum (&lt;Integer), Bignum (&lt;Integer), Numeric</text:p>
        </text:list-item>
        <text:list-item>
          <text:p text:style-name="P217">строковые String</text:p>
        </text:list-item>
        <text:list-item>
          <text:p text:style-name="P217">логические (булевские = boolean): FalseClass, TrueClass</text:p>
        </text:list-item>
        <text:list-item>
          <text:p text:style-name="P222">File, IO, Symbol</text:p>
        </text:list-item>
        <text:list-item>
          <text:p text:style-name="P222">Array</text:p>
        </text:list-item>
        <text:list-item>
          <text:p text:style-name="P222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1470955485" text:style-name="L13">
        <text:list-item>
          <text:p text:style-name="P218">Dictionary, PartOfSpeechDictionary</text:p>
        </text:list-item>
        <text:list-item>
          <text:p text:style-name="P218">Sentence</text:p>
        </text:list-item>
        <text:list-item>
          <text:p text:style-name="P218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612507651" text:style-name="L14">
        <text:list-item>
          <text:p text:style-name="P219">динамическая типизация (shell, awk, ruby, python,...) /dynamically typed language/</text:p>
        </text:list-item>
        <text:list-item>
          <text:p text:style-name="P219">статическая типизация (С, Java)</text:p>
        </text:list-item>
      </text:list>
      <text:p text:style-name="P24"/>
      <text:p text:style-name="P24">При статической типизации</text:p>
      <text:list xml:id="list833083645" text:style-name="L15">
        <text:list-item>
          <text:p text:style-name="P220">тип переменной задается сразу</text:p>
          <text:p text:style-name="P248">пример в C: int a = 20</text:p>
        </text:list-item>
        <text:list-item>
          <text:p text:style-name="P220">тип переменной нельзя изменить в процессе работы</text:p>
        </text:list-item>
      </text:list>
      <text:p text:style-name="P138">пример: a = “now this is a string” </text:p>
      <text:list xml:id="list1244484809" text:continue-numbering="true" text:style-name="L15">
        <text:list-header>
          <text:p text:style-name="P247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545860941" text:style-name="L16">
        <text:list-item>
          <text:list>
            <text:list-item>
              <text:p text:style-name="P221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26">expression-that-is-</text:span><text:span text:style-name="T24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8">us</text:span><text:span text:style-name="T28">e</text:span><text:span text:style-name="T28">r</text:span>/bin/ruby</text:p>
      <text:p text:style-name="P2"/>
      <text:p text:style-name="P2">while line = gets</text:p>
      <text:p text:style-name="P2"><text:s text:c="4"/><text:span text:style-name="T26">line = </text:span><text:span text:style-name="T26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8">elseif</text:span> line &lt; 0 <text:s/><text:span text:style-name="T27"># line is a string</text:span></text:p>
      <text:p text:style-name="P2"><text:s text:c="7"/>puts line + “ is a negative number”</text:p>
      <text:p text:style-name="P2"><text:s text:c="4"/><text:span text:style-name="T27">elseif</text:span> line == “0”</text:p>
      <text:p text:style-name="P2"><text:s text:c="7"/>puts line + “ is zero”</text:p>
      <text:p text:style-name="P2"><text:s text:c="4"/><text:span text:style-name="T27">elseif</text:span> # should be else</text:p>
      <text:p text:style-name="P2"><text:s text:c="7"/>puts “#{line} is a negative number”</text:p>
      <text:p text:style-name="P2"><text:s text:c="4"/># <text:span text:style-name="T27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1196926653" text:style-name="L17">
        <text:list-item>
          <text:p text:style-name="P223">На что влияет тип данных?</text:p>
        </text:list-item>
        <text:list-item>
          <text:p text:style-name="P223">Как Руби знает, к какому типу относится тот или иной программный объект?</text:p>
        </text:list-item>
      </text:list>
      <text:list xml:id="list1712383890" text:style-name="L18">
        <text:list-item>
          <text:p text:style-name="P249">В двойных/одинарных кавычках это … ? – String</text:p>
        </text:list-item>
        <text:list-item>
          <text:p text:style-name="P249">В квадратных скобках это … ? – Array</text:p>
        </text:list-item>
        <text:list-item>
          <text:p text:style-name="P249">В фигурный скобках это ... ? -- Hash</text:p>
        </text:list-item>
        <text:list-item>
          <text:p text:style-name="P249">Как задать диапазон? – .. или ...</text:p>
        </text:list-item>
      </text:list>
      <text:list xml:id="list1164472328" text:continue-list="list1196926653" text:style-name="L17">
        <text:list-item>
          <text:p text:style-name="P223">Можно ли изменить тип переменной в программе?</text:p>
        </text:list-item>
        <text:list-item>
          <text:p text:style-name="P223">Назовите некоторые методы, которые преобразуют объект к другому типу? – (to_s, to_i, to_f, to_a)</text:p>
        </text:list-item>
        <text:list-item>
          <text:p text:style-name="P22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3">Что такое интерполяция и где ее использовать?</text:p>
        </text:list-item>
        <text:list-item>
          <text:p text:style-name="P223">Почему оператор условия if называется оператором ветвления?</text:p>
        </text:list-item>
        <text:list-item>
          <text:p text:style-name="P223">Сколько веток и какие могут быть в if?</text:p>
        </text:list-item>
        <text:list-item>
          <text:p text:style-name="P223">Имеет ли значение порядок ветвей в if?</text:p>
        </text:list-item>
        <text:list-item>
          <text:p text:style-name="P223">Назовите операторы сравнения: </text:p>
        </text:list-item>
      </text:list>
      <text:list xml:id="list824613924" text:style-name="L19">
        <text:list-item>
          <text:p text:style-name="P250">ответ: &lt; &gt; == !=</text:p>
        </text:list-item>
      </text:list>
      <text:list xml:id="list707800815" text:continue-list="list1164472328" text:style-name="L17">
        <text:list-item>
          <text:p text:style-name="P22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3">Почему то, что возвращает оператор =~ , можно использовать в условии?</text:p>
        </text:list-item>
        <text:list-item>
          <text:p text:style-name="P223">Что у руби является true и что false?</text:p>
        </text:list-item>
        <text:list-item>
          <text:p text:style-name="P223">Зачем нужны циклы?</text:p>
        </text:list-item>
        <text:list-item>
          <text:p text:style-name="P223">При каком условии выполняется тело цикла while? Сколько раз он выполняется?</text:p>
        </text:list-item>
        <text:list-item>
          <text:p text:style-name="P223">Когда заканчивается цикл while?</text:p>
        </text:list-item>
        <text:list-item>
          <text:p text:style-name="P223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70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9">NP</text:span>)</text:p>
          </table:table-cell>
          <table:table-cell table:style-name="Table3.C2" office:value-type="string">
            <text:p text:style-name="P141">False (<text:span text:style-name="T29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7">NP</text:span>)</text:p>
          </table:table-cell>
          <table:table-cell table:style-name="Table3.C2" office:value-type="string">
            <text:p text:style-name="P140">tp: <text:span text:style-name="T27">NP</text:span> = <text:span text:style-name="T29">NP</text:span></text:p>
          </table:table-cell>
          <table:table-cell table:style-name="Table3.C2" office:value-type="string">
            <text:p text:style-name="P140">fp: <text:span text:style-name="T27">NP</text:span> != <text:span text:style-name="T29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7">non-NP</text:span>)</text:p>
          </table:table-cell>
          <table:table-cell table:style-name="Table3.C2" office:value-type="string">
            <text:p text:style-name="P140">fn: <text:span text:style-name="T27">non-NP </text:span><text:span text:style-name="T30">!= </text:span><text:span text:style-name="T29">NP</text:span></text:p>
          </table:table-cell>
          <table:table-cell table:style-name="Table3.C2" office:value-type="string">
            <text:p text:style-name="P140"><text:span text:style-name="T30">tn: </text:span><text:span text:style-name="T27">non-NP</text:span> = <text:span text:style-name="T29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271103942" text:style-name="L20">
        <text:list-item>
          <text:p text:style-name="P224">lesson.06.tar.bz2</text:p>
        </text:list-item>
        <text:list-item>
          <text:p text:style-name="P224"/>
        </text:list-item>
        <text:list-item>
          <text:p text:style-name="P224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1902505189" text:style-name="L21">
        <text:list-item>
          <text:p text:style-name="P230">lesson.07.tar.bz2</text:p>
        </text:list-item>
        <text:list-item>
          <text:p text:style-name="P232">dictester.all.tar.bz2 (дапм всего DicTester --all)</text:p>
        </text:list-item>
        <text:list-item>
          <text:p text:style-name="P232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1412148171" text:style-name="L22">
        <text:list-item>
          <text:p text:style-name="P225">правильное VBD заканчиватся на ED: confuse -&gt; confused</text:p>
        </text:list-item>
        <text:list-item>
          <text:p text:style-name="P225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1026013290" text:style-name="L23">
        <text:list-item>
          <text:p text:style-name="P226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3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1">p.55 и lesson.14 в старом курсе, можно взять без изменений</text:p>
      <text:p text:style-name="P171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25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32">Вопрос: </text:span><text:span text:style-name="T32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32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80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2066584390" text:style-name="L24">
        <text:list-item>
          <text:p text:style-name="P227">lesson.08.tar.bz2</text:p>
        </text:list-item>
        <text:list-item>
          <text:p text:style-name="P227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903552596" text:style-name="L25">
        <text:list-item>
          <text:p text:style-name="P231">Что есть массив и в чем его отличие от просто переменной?</text:p>
        </text:list-item>
        <text:list-item>
          <text:p text:style-name="P231">Как объявить массив? Зачем объявлять массив?</text:p>
        </text:list-item>
        <text:list-item>
          <text:p text:style-name="P231">Как создать массив? Как создать массив строк?</text:p>
        </text:list-item>
        <text:list-item>
          <text:p text:style-name="P23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1">Как получить содержимое какой-то ячейки массива? И как положить значение в ячейку?</text:p>
        </text:list-item>
        <text:list-item>
          <text:p text:style-name="P231">Можно ли получать или назначать значения сразу нескольким элементам массива?</text:p>
        </text:list-item>
        <text:list-item>
          <text:p text:style-name="P23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1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787764427" text:style-name="L26">
        <text:list-item>
          <text:p text:style-name="P228">lesson.09.tar.bz2</text:p>
        </text:list-item>
        <text:list-item>
          <text:p text:style-name="P228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1964756762" text:style-name="L27">
        <text:list-item>
          <text:p text:style-name="P229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2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33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2088536481" text:style-name="L28">
        <text:list-item>
          <text:p text:style-name="P193">метод Kernel#load</text:p>
        </text:list-item>
        <text:list-item>
          <text:p text:style-name="P193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25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26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270388275" text:style-name="L29">
        <text:list-item>
          <text:p text:style-name="P252">lesson.10.tar.bz2</text:p>
        </text:list-item>
      </text:list>
      <text:p text:style-name="P144"/>
      <text:p text:style-name="P147">Вопросы</text:p>
      <text:p text:style-name="P147"/>
      <text:list xml:id="list1215711878" text:style-name="L30">
        <text:list-item>
          <text:p text:style-name="P255">Сколько времени ушло на ДЗ на этой неделе?</text:p>
        </text:list-item>
        <text:list-item>
          <text:p text:style-name="P255">Просмотрели ли презентацию до конца и есть ли вопросы? Что стоит рассмотреть сейчас?</text:p>
        </text:list-item>
        <text:list-item>
          <text:p text:style-name="P255">Что общего в методах, имена которых оканчиваются на знак вопроса?</text:p>
        </text:list-item>
        <text:list-item>
          <text:p text:style-name="P255">О чем говорит знак ! в имени метода?</text:p>
        </text:list-item>
        <text:list-item>
          <text:p text:style-name="P255">Все ли методы, оканчивающиеся на ! изменяют объект, к которому применяются?</text:p>
        </text:list-item>
        <text:list-item>
          <text:p text:style-name="P255">Назовите какие-нибудь методы объектов класса Array? И что они делают?</text:p>
        </text:list-item>
        <text:list-item>
          <text:p text:style-name="P255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1372825661" text:style-name="L31">
        <text:list-item>
          <text:p text:style-name="P256">lengths.with_cp1252 - <text:s/>длины вычислены неправильно</text:p>
        </text:list-item>
        <text:list-item>
          <text:p text:style-name="P25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820851452" text:style-name="L32">
        <text:list-item>
          <text:p text:style-name="P258">Как определить каждое 10е предложение в тексте?</text:p>
        </text:list-item>
        <text:list-item>
          <text:p text:style-name="P258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401732188" text:style-name="L33">
        <text:list-item>
          <text:p text:style-name="P253">глобальная переменная @nth</text:p>
        </text:list-item>
        <text:list-item>
          <text:p text:style-name="P253">внешняя библиотека optparse</text:p>
        </text:list-item>
        <text:list-item>
          <text:p text:style-name="P253">опция --help</text:p>
        </text:list-item>
        <text:list-item>
          <text:p text:style-name="P253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4"/>
      <text:list xml:id="list1257607320" text:style-name="L34">
        <text:list-item>
          <text:p text:style-name="P251">map <text:s text:c="5"/><text:span text:style-name="T35">map!</text:span></text:p>
        </text:list-item>
        <text:list-item>
          <text:p text:style-name="P251">collect <text:s text:c="2"/><text:span text:style-name="T35">collect!</text:span></text:p>
        </text:list-item>
      </text:list>
      <text:p text:style-name="P17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5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2"/>
      <text:p text:style-name="P173"/>
      <text:p text:style-name="P176">Задания на Array#map</text:p>
      <text:p text:style-name="P176"/>
      <text:p text:style-name="P17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7"/>
      <text:p text:style-name="P178"><text:tab/>не используя String#gsub на всем предложении</text:p>
      <text:p text:style-name="P173"><text:tab/>можно использовать String#match, Array#index, Array#split, String#gsub</text:p>
      <text:p text:style-name="P173"/>
      <text:p text:style-name="P173"><text:tab/>Что есть в тексте есть фразы as_ well_RB ?</text:p>
      <text:p text:style-name="P173"/>
      <text:p text:style-name="P173">ответ: lesson.10/untag.rb</text:p>
      <text:p text:style-name="P173"/>
      <text:p text:style-name="P173"><text:span text:style-name="T33">Домашнее</text:span><text:span text:style-name="T26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152616987" text:continue-list="list270388275" text:style-name="L29">
        <text:list-item>
          <text:p text:style-name="P252">lesson.11.tar.bz2</text:p>
        </text:list-item>
      </text:list>
      <text:p text:style-name="P144"/>
      <text:p text:style-name="P147">Вопросы</text:p>
      <text:p text:style-name="P147"/>
      <text:list xml:id="list1792442997" text:style-name="L35">
        <text:list-item>
          <text:p text:style-name="P257">Сколько времени ушло на ДЗ на этой неделе?</text:p>
        </text:list-item>
        <text:list-item>
          <text:p text:style-name="P257">Для чего предназначен Array#map?</text:p>
        </text:list-item>
        <text:list-item>
          <text:p text:style-name="P257">Есть ли парный опасный метод Array#map! ?</text:p>
        </text:list-item>
        <text:list-item>
          <text:p text:style-name="P257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8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9"><text:span text:style-name="T33">Даны среднемесячные температуры в г. Надыме. Как</text:span> <text:span text:style-name="T33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7"/>
      <text:p text:style-name="P159"><text:span text:style-name="T33"><text:s/>temperatures</text:span><text:span text:style-name="T33">.find {|el| el &gt; 0} <text:s/>#=&gt; 1.2</text:span></text:p>
      <text:p text:style-name="P158"/>
      <text:p text:style-name="P158">см. selecting/first_warm_month_temp.rb</text:p>
      <text:p text:style-name="P167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33"><text:s/></text:span><text:span text:style-name="T33">temp</text:span><text:span text:style-name="T33">eratures</text:span><text:span text:style-name="T33">.select {|temp| temp &gt; 0} </text:span></text:p>
      <text:p text:style-name="P158"><text:s/>#=&gt; [1.2, 10.6, 16.0, 12.1, 4.9]</text:p>
      <text:p text:style-name="P159"><text:span text:style-name="T33">то есть, </text:span><text:span text:style-name="T2">массив</text:span><text:span text:style-name="T33"> всех подходящих значений</text:span></text:p>
      <text:p text:style-name="P158"><text:soft-page-break/></text:p>
      <text:p text:style-name="P158">см. также Array#grep</text:p>
      <text:p text:style-name="P165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265152951" text:continue-list="list1152616987" text:style-name="L29">
        <text:list-item>
          <text:p text:style-name="P252">lesson.12.tar.bz2</text:p>
        </text:list-item>
      </text:list>
      <text:p text:style-name="P144"/>
      <text:p text:style-name="P148">Вопросы</text:p>
      <text:list xml:id="list1425993521" text:style-name="L36">
        <text:list-header>
          <text:p text:style-name="P259"/>
        </text:list-header>
        <text:list-item>
          <text:p text:style-name="P260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4">Метод sort оперирует двумя аргументами (они в |a,b|). Что это за аргументы?</text:p>
        </text:list-item>
        <text:list-item>
          <text:p text:style-name="P254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4">Как Array#sort отсортирует массив массивов?</text:p>
        </text:list-item>
        <text:list-item>
          <text:p text:style-name="P254">Чем отличается Array#sort_by от Array#sort ?</text:p>
        </text:list-item>
        <text:list-item>
          <text:p text:style-name="P254">Чем отличаются методы Array#all? и Array#any?</text:p>
        </text:list-item>
        <text:list-item>
          <text:p text:style-name="P261"><text:span text:style-name="T10">Какими способами можно установить, что некоторый элемент присутс</text:span><text:span text:style-name="T10">т</text:span><text:span text:style-name="T10">вует в массиве? – <text:s/>(include?/member? → boolean, Array#index/</text:span><text:span text:style-name="T10">#rindex</text:span><text:span text:style-name="T10"> → position, find → сам элемент)</text:span></text:p>
        </text:list-item>
        <text:list-item>
          <text:p text:style-name="P261"><text:span text:style-name="T10">Какие из этих методом принимают блок и зачем? </text:span><text:span text:style-name="T10">- index/rindex/find. чтобы задавать более сложное условие, а не буквальное равенство.</text:span></text:p>
        </text:list-item>
        <text:list-item>
          <text:p text:style-name="P261"><text:span text:style-name="T10">Правда ли, что метод index есть только у массивов? - нет, он есть и у String (см. </text:span><text:span text:style-name="T10">ri index</text:span><text:span text:style-name="T10">)</text:span></text:p>
        </text:list-item>
        <text:list-item>
          <text:p text:style-name="P254">Почему Array#index/rindex/find можно использовать в условиях? - они возвращают nil, если ничего не найдено</text:p>
        </text:list-item>
        <text:list-item>
          <text:p text:style-name="P261"><text:span text:style-name="T10">Чем отличается Array#find от Array#select</text:span><text:span text:style-name="T10">?</text:span></text:p>
        </text:list-item>
        <text:list-item>
          <text:p text:style-name="P254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964446134" text:style-name="L37">
        <text:list-item>
          <text:p text:style-name="P194">возможность абстрагироваться от деталей реализации</text:p>
        </text:list-item>
        <text:list-item>
          <text:p text:style-name="P194">более читабельный и более легко управляемый код</text:p>
        </text:list-item>
        <text:list-item>
          <text:p text:style-name="P194">возможность повторного использования (code reuse)</text:p>
          <text:p text:style-name="P194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839447095" text:style-name="L38">
        <text:list-item>
          <text:p text:style-name="P235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5"><text:span text:style-name="T7">по </text:span><text:span text:style-name="T7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287156196" text:style-name="L39">
        <text:list-item>
          <text:p text:style-name="P195">lesson.13.tar.bz2</text:p>
        </text:list-item>
      </text:list>
      <text:p text:style-name="P4"/>
      <text:p text:style-name="P14">Вопросы</text:p>
      <text:p text:style-name="P4"/>
      <text:list xml:id="list699413061" text:style-name="L40">
        <text:list-item>
          <text:p text:style-name="P196">зачем нужны методы?</text:p>
        </text:list-item>
        <text:list-item>
          <text:p text:style-name="P196">что возвращает метод и как он это делает?</text:p>
        </text:list-item>
        <text:list-item>
          <text:p text:style-name="P196">сколько значений может вернуть метод в руби?</text:p>
        </text:list-item>
      </text:list>
      <text:list xml:id="list728755840" text:style-name="L41">
        <text:list-item>
          <text:p text:style-name="P19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26333387" text:continue-list="list699413061" text:style-name="L40">
        <text:list-item>
          <text:p text:style-name="P19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6">как взаимодействуют ОДНОИМЕННЫЕ переменные внутри метода с переменными вне этого метода?</text:p>
        </text:list-item>
        <text:list-item>
          <text:p text:style-name="P19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064505823" text:style-name="L42">
        <text:list-item>
          <text:p text:style-name="P198">как задать глобальную переменную (для данного скрипта)? -- $name @name или константа</text:p>
        </text:list-item>
      </text:list>
      <text:list xml:id="list1636747010" text:continue-list="list226333387" text:style-name="L40">
        <text:list-item>
          <text:p text:style-name="P196">можно ли определить метод, который не принимает никаких аргументов?</text:p>
        </text:list-item>
        <text:list-item>
          <text:p text:style-name="P196">как передаются аргументы в метод?</text:p>
        </text:list-item>
      </text:list>
      <text:list xml:id="list548953686" text:style-name="L43">
        <text:list-item>
          <text:p text:style-name="P199">позиционно</text:p>
        </text:list-item>
        <text:list-item>
          <text:p text:style-name="P199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2169437001" text:style-name="L44">
        <text:list-item>
          <text:p text:style-name="P200"><text:soft-page-break/>использует Array#max_by (см. также Array#max_by)</text:p>
        </text:list-item>
        <text:list-item>
          <text:p text:style-name="P20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499255502" text:style-name="L45">
        <text:list-item>
          <text:p text:style-name="P201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351763008" text:style-name="L46">
        <text:list-item>
          <text:p text:style-name="P202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537539971" text:style-name="L47">
        <text:list-item>
          <text:p text:style-name="P203">все сжато в одну операцию. так писать нельзя</text:p>
        </text:list-item>
        <text:list-item>
          <text:p text:style-name="P203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665907831" text:style-name="L48">
        <text:list-item>
          <text:p text:style-name="P204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886388926" text:style-name="L49">
        <text:list-item>
          <text:p text:style-name="P205">использует метод title?</text:p>
        </text:list-item>
        <text:list-item>
          <text:p text:style-name="P205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184395923" text:style-name="L50">
        <text:list-item>
          <text:p text:style-name="P206">метод изменяет сам объект</text:p>
        </text:list-item>
        <text:list-item>
          <text:p text:style-name="P206">метод выполняет какое-то действие, результат которого не важен</text:p>
          <text:p text:style-name="P206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25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2148091113" text:continue-list="list1287156196" text:style-name="L39">
        <text:list-item>
          <text:p text:style-name="P195">lesson.15.tar.bz2</text:p>
        </text:list-item>
      </text:list>
      <text:p text:style-name="P4"/>
      <text:p text:style-name="P14">Вопросы</text:p>
      <text:p text:style-name="P101"/>
      <text:list xml:id="list759253802" text:style-name="L51">
        <text:list-item>
          <text:p text:style-name="P241">какой/ие из методой более универсальны: upto/downto/step?</text:p>
        </text:list-item>
        <text:list-item>
          <text:p text:style-name="P24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1">как сделать методы еще более пригодными для повторного использования?</text:p>
        </text:list-item>
        <text:list-item>
          <text:p text:style-name="P241">как объявить модуль и методы в нем?</text:p>
        </text:list-item>
        <text:list-item>
          <text:p text:style-name="P240"><text:span text:style-name="T31">как использовать модуль? </text:span><text:span text:style-name="T31">– как загрузить модуль</text:span></text:p>
        </text:list-item>
        <text:list-item>
          <text:p text:style-name="P241">когда мы используем require, то что мы указываем, это имя файла или имя модуля?</text:p>
        </text:list-item>
        <text:list-item>
          <text:p text:style-name="P241">одно ли это и то же, использовать в команде require имя файла с расширением и без расширения?</text:p>
        </text:list-item>
        <text:list-item>
          <text:p text:style-name="P241">можно ли указывать в require путь к файлу? Нужно ли?</text:p>
        </text:list-item>
        <text:list-item>
          <text:p text:style-name="P24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25">неупорядоченная </text:span><text:span text:style-name="T25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36">Д</text:span><text:span text:style-name="T36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611136143" text:style-name="L52">
        <text:list-item>
          <text:p text:style-name="P207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566269770" text:style-name="L53">
        <text:list-item>
          <text:p text:style-name="P208">lesson.17.tar.bz2</text:p>
        </text:list-item>
      </text:list>
      <text:list xml:id="list1835285673" text:continue-list="list611136143" text:style-name="L52">
        <text:list-header>
          <text:p text:style-name="P245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22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25">нисходящем</text:span> порядке по <text:span text:style-name="T25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26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26">|</text:span><text:span text:style-name="T26">key</text:span><text:span text:style-name="T26">, </text:span><text:span text:style-name="T26">val</text:span><text:span text:style-name="T26">|</text:span></text:p>
      <text:p text:style-name="P47"><text:tab/><text:span text:style-name="T26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26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3">time -p user=0.24</text:p>
      <text:p text:style-name="P158"/>
      <text:p text:style-name="P158">finding_queries_2</text:p>
      <text:p text:style-name="P18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4">time -p user=2215.42 (36min) (на words.txt)</text:p>
      <text:p text:style-name="P184"/>
      <text:p text:style-name="P105">finding_queries_3</text:p>
      <text:p text:style-name="P185">решение основано на finding_queries_2, но итерирование происходит по массиву слов предложения.</text:p>
      <text:p text:style-name="P185">time -p user=1232.39 (20min) (на words.txt)</text:p>
      <text:p text:style-name="P158"/>
      <text:p text:style-name="P158">finding_queries_4</text:p>
      <text:p text:style-name="P181"><text:span text:style-name="T34">хорошее решение, использующее хэш вместо массива. итерирование по </text:span><text:soft-page-break/><text:span text:style-name="T34">словам предложения.</text:span></text:p>
      <text:p text:style-name="P182">time -p user=0.97 (1.5sec) (на words.txt)</text:p>
      <text:p text:style-name="P182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2">построение подстрок от заданной позиции, используя string[start, end]</text:p>
      <text:p text:style-name="P182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2">ответ: all_substrings_2</text:p>
      <text:p text:style-name="P158"/>
      <text:p text:style-name="P158">all_substrings_3</text:p>
      <text:p text:style-name="P186">генерация всех подстрок длин 3 из заданного слова, начиная от начала слова.</text:p>
      <text:p text:style-name="P18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754992768" text:style-name="L54">
        <text:list-item>
          <text:p text:style-name="P242"><text:span text:style-name="T4">lesson.1</text:span><text:span text:style-name="T4">9</text:span><text:span text:style-name="T4">.tar.bz2</text:span></text:p>
        </text:list-item>
        <text:list-item>
          <text:p text:style-name="P209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274948630" text:continue-numbering="true" text:style-name="L54">
        <text:list-item>
          <text:p text:style-name="P242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7">% 100</text:span><text:span text:style-name="T37">0</text:span><text:span text:style-name="T37"> / 10</text:span><text:span text:style-name="T37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499962561" text:style-name="L55">
        <text:list-item>
          <text:p text:style-name="P210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292064394" text:style-name="L56">
        <text:list-item>
          <text:p text:style-name="P211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6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223601833" text:continue-list="list274948630" text:style-name="L54">
        <text:list-item>
          <text:p text:style-name="P246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8">ß</text:span> --&gt; SS но не всякое SS -&gt; <text:span text:style-name="T38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3">да</text:p>
          </table:table-cell>
          <table:table-cell table:style-name="Table22.C2" office:value-type="string">
            <text:p text:style-name="P163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4">лучше нет, чем да</text:p>
          </table:table-cell>
          <table:table-cell table:style-name="Table22.C2" office:value-type="string">
            <text:p text:style-name="P164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33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IO.popen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222184116" text:continue-numbering="true" text:style-name="L54">
        <text:list-item>
          <text:p text:style-name="P209">lesson.23.tar.bz2</text:p>
        </text:list-item>
      </text:list>
      <text:p text:style-name="P47"/>
      <text:p text:style-name="P47"/>
      <text:p text:style-name="P62">Running commands from Ruby script</text:p>
      <text:p text:style-name="P62"/>
      <text:p text:style-name="P52">http://stackoverflow.com/questions/2232/calling-bash-commands-from-ruby</text:p>
      <text:p text:style-name="P52"/>
      <text:p text:style-name="P5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87">Some things to think about when choosing between these mechanisms are:</text:p>
            <text:list xml:id="list364999223" text:style-name="L57">
              <text:list-item>
                <text:p text:style-name="P262">Do you just want stdout or do you need stderr as well? or even separated out? </text:p>
              </text:list-item>
              <text:list-item>
                <text:p text:style-name="P262">How big is your output? Do you want to hold the entire result in memory? </text:p>
              </text:list-item>
              <text:list-item>
                <text:p text:style-name="P262">Do you want to read some of your output while the subprocess is still running? </text:p>
              </text:list-item>
              <text:list-item>
                <text:p text:style-name="P262">Do you need result codes? </text:p>
              </text:list-item>
              <text:list-item>
                <text:p text:style-name="P263">Do you need a ruby object that represents the process and lets you kill it on demand? </text:p>
              </text:list-item>
            </text:list>
            <text:p text:style-name="P18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8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<text:soft-page-break/>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><text:soft-page-break/></text:p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><text:soft-page-break/></text:p>
      <text:p text:style-name="P16"><text:span text:style-name="T33"><text:tab/>IO</text:span>.<text:span text:style-name="T33">popen</text:span>("date") { <text:span text:style-name="T33">|</text:span><text:span text:style-name="T33">io</text:span><text:span text:style-name="T33">|</text:span> <text:span text:style-name="T33">puts</text:span> <text:span text:style-name="T33">io</text:span>.<text:span text:style-name="T33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3"><text:tab/></text:span><text:span text:style-name="T33">io = </text:span><text:span text:style-name="T33">IO</text:span>.<text:span text:style-name="T33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soft-page-break/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<text:soft-page-break/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cookie?";</text:p>
      <text:p text:style-name="P16"><text:s/>echo "ENDOFSENTENCE";</text:p>
      <text:p text:style-name="P16"><text:s/>echo "Yes, please") |</text:p>
      <text:p text:style-name="P16"><text:s/>TextTagger --skip-line=ENDOFSENTENCE</text:p>
      <text:p text:style-name="P16">Want_VB a_AT cookie_NN ?_?</text:p>
      <text:p text:style-name="P16">ENDOFSENTENCE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3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4">???</text:p>
          </table:table-cell>
          <table:table-cell table:style-name="Table24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52"/>
      <text:p text:style-name="P62">Странности в String#[]</text:p>
      <text:p text:style-name="P82"/>
      <text:p text:style-name="P47">см. lesson.24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286961352" text:style-name="L58">
        <text:list-item>
          <text:p text:style-name="P236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36"><text:span text:style-name="T7">select в</text:span>о<text:span text:style-name="T7">звращает новый объект</text:span></text:p>
        </text:list-item>
      </text:list>
      <text:p text:style-name="P83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9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6">+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+ b</text:p>
          </table:table-cell>
        </table:table-row>
        <table:table-row>
          <table:table-cell table:style-name="Table12.A2" office:value-type="string">
            <text:p text:style-name="P166">-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- 5 #=&gt; -2</text:p>
          </table:table-cell>
        </table:table-row>
        <table:table-row>
          <table:table-cell table:style-name="Table12.A2" office:value-type="string">
            <text:p text:style-name="P166">/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10 / 8 # =&gt; 1</text:p>
          </table:table-cell>
        </table:table-row>
        <table:table-row>
          <table:table-cell table:style-name="Table12.A2" office:value-type="string">
            <text:p text:style-name="P166">*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2 * 5 * b #=&gt; 20</text:p>
          </table:table-cell>
        </table:table-row>
        <table:table-row>
          <table:table-cell table:style-name="Table12.A2" office:value-type="string">
            <text:p text:style-name="P166">%</text:p>
          </table:table-cell>
          <table:table-cell table:style-name="Table12.A2" office:value-type="string">
            <text:p text:style-name="P166">остаток от деления (remainder; modulo)</text:p>
          </table:table-cell>
          <table:table-cell table:style-name="Table12.C2" office:value-type="string">
            <text:p text:style-name="P166">10 % 3 #=&gt; 1</text:p>
          </table:table-cell>
        </table:table-row>
        <table:table-row table:style-name="Table12.7">
          <table:table-cell table:style-name="Table12.A2" office:value-type="string">
            <text:p text:style-name="P166">**</text:p>
          </table:table-cell>
          <table:table-cell table:style-name="Table12.A2" office:value-type="string">
            <text:p text:style-name="P166">экспоненциация (возведение в степень)</text:p>
          </table:table-cell>
          <table:table-cell table:style-name="Table12.C2" office:value-type="string">
            <text:p text:style-name="P166">b**8 #=&gt; 256</text:p>
          </table:table-cell>
        </table:table-row>
        <table:table-row table:style-name="Table12.7">
          <table:table-cell table:style-name="Table12.A2" office:value-type="string">
            <text:p text:style-name="P166"/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/>
          </table:table-cell>
        </table:table-row>
      </table:table>
      <text:p text:style-name="P92"/>
      <text:list xml:id="list1202842903" text:style-name="L59">
        <text:list-item>
          <text:p text:style-name="P237">унарная оператор – оператор, принимающий один аргумент (операнд)</text:p>
        </text:list-item>
        <text:list-item>
          <text:p text:style-name="P237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6">-</text:p>
          </table:table-cell>
          <table:table-cell table:style-name="Table13.A1" office:value-type="string">
            <text:p text:style-name="P166">унарный минус</text:p>
          </table:table-cell>
          <table:table-cell table:style-name="Table13.C1" office:value-type="string">
            <text:p text:style-name="P166">-5 <text:s/>-a</text:p>
          </table:table-cell>
        </table:table-row>
        <table:table-row>
          <table:table-cell table:style-name="Table13.A2" office:value-type="string">
            <text:p text:style-name="P166">+</text:p>
          </table:table-cell>
          <table:table-cell table:style-name="Table13.A2" office:value-type="string">
            <text:p text:style-name="P166">унарный плюс</text:p>
          </table:table-cell>
          <table:table-cell table:style-name="Table13.C2" office:value-type="string">
            <text:p text:style-name="P166">+</text:p>
          </table:table-cell>
        </table:table-row>
      </table:table>
      <text:p text:style-name="P92"/>
      <text:p text:style-name="P92">есть битовые операции</text:p>
      <text:list xml:id="list605113175" text:style-name="L60">
        <text:list-item>
          <text:p text:style-name="P238">двоичное смещение вправо: 10 &gt;&gt; 1 #=&gt; 5 равноценно делению на 2</text:p>
        </text:list-item>
        <text:list-item>
          <text:p text:style-name="P238">двоичное смещение влево: 10 &lt;&lt; 2 #= &gt; 40 равноценно умножению на 4</text:p>
          <text:p text:style-name="P239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8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8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16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23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16">!!! задание: попробовать в irb. Измениться ли значение переменной a ?</text:span></text:span></text:p>
      <text:p text:style-name="P94"><text:span text:style-name="Source_20_Text"><text:span text:style-name="T16"/></text:span></text:p>
      <text:p text:style-name="P135"><text:span text:style-name="Source_20_Text"><text:span text:style-name="T16">a ||= 2</text:span></text:span></text:p>
      <text:p text:style-name="P126"><text:span text:style-name="Source_20_Text"><text:span text:style-name="T8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24T11:49:14</dc:date>
    <meta:editing-duration>P7DT3H45M47S</meta:editing-duration>
    <meta:editing-cycles>1180</meta:editing-cycles>
    <dc:creator>Nikolai Krot</dc:creator>
    <meta:document-statistic meta:table-count="39" meta:image-count="0" meta:object-count="0" meta:page-count="99" meta:paragraph-count="2732" meta:word-count="14970" meta:character-count="96924" meta:non-whitespace-character-count="88379"/>
  </office:meta>
</office:document-meta>
</file>